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2339"/>
    </style:style>
    <style:style style:name="P2" style:family="paragraph" style:parent-style-name="Standard">
      <style:text-properties officeooo:rsid="00052339" officeooo:paragraph-rsid="00052339"/>
    </style:style>
    <style:style style:name="P3" style:family="paragraph" style:parent-style-name="Standard">
      <style:text-properties officeooo:rsid="00052339" officeooo:paragraph-rsid="000c6425"/>
    </style:style>
    <style:style style:name="P4" style:family="paragraph" style:parent-style-name="Standard" style:list-style-name="L4">
      <style:text-properties officeooo:rsid="00052339" officeooo:paragraph-rsid="000c6425"/>
    </style:style>
    <style:style style:name="P5" style:family="paragraph" style:parent-style-name="Standard">
      <style:text-properties officeooo:rsid="00052339" officeooo:paragraph-rsid="00172358"/>
    </style:style>
    <style:style style:name="P6" style:family="paragraph" style:parent-style-name="Standard">
      <style:text-properties officeooo:rsid="00052339" officeooo:paragraph-rsid="001a5f13"/>
    </style:style>
    <style:style style:name="P7" style:family="paragraph" style:parent-style-name="Standard">
      <style:text-properties fo:font-weight="bold" officeooo:paragraph-rsid="00052339" style:font-weight-asian="bold" style:font-weight-complex="bold"/>
    </style:style>
    <style:style style:name="P8" style:family="paragraph" style:parent-style-name="Standard">
      <style:text-properties officeooo:paragraph-rsid="00071227"/>
    </style:style>
    <style:style style:name="P9" style:family="paragraph" style:parent-style-name="Standard">
      <style:text-properties officeooo:paragraph-rsid="0007a837"/>
    </style:style>
    <style:style style:name="P10" style:family="paragraph" style:parent-style-name="Standard">
      <style:text-properties officeooo:paragraph-rsid="000c6425"/>
    </style:style>
    <style:style style:name="P11" style:family="paragraph" style:parent-style-name="Standard" style:list-style-name="L5">
      <style:text-properties officeooo:paragraph-rsid="00071227"/>
    </style:style>
    <style:style style:name="P12" style:family="paragraph" style:parent-style-name="Standard">
      <style:text-properties officeooo:rsid="0015601b" officeooo:paragraph-rsid="0015601b"/>
    </style:style>
    <style:style style:name="P13" style:family="paragraph" style:parent-style-name="Standard">
      <style:text-properties officeooo:paragraph-rsid="00172358"/>
    </style:style>
    <style:style style:name="P14" style:family="paragraph" style:parent-style-name="Standard">
      <style:text-properties officeooo:rsid="00172358" officeooo:paragraph-rsid="00172358"/>
    </style:style>
    <style:style style:name="P15" style:family="paragraph" style:parent-style-name="Standard">
      <style:text-properties officeooo:rsid="001ad56b" officeooo:paragraph-rsid="001ad56b"/>
    </style:style>
    <style:style style:name="P16" style:family="paragraph" style:parent-style-name="Standard">
      <style:text-properties officeooo:rsid="001ad56b" officeooo:paragraph-rsid="001fba9d"/>
    </style:style>
    <style:style style:name="P17" style:family="paragraph" style:parent-style-name="Standard">
      <style:text-properties officeooo:rsid="001c987c" officeooo:paragraph-rsid="001c987c"/>
    </style:style>
    <style:style style:name="P18" style:family="paragraph" style:parent-style-name="Standard">
      <style:text-properties officeooo:rsid="001c987c" officeooo:paragraph-rsid="001fba9d"/>
    </style:style>
    <style:style style:name="P19" style:family="paragraph" style:parent-style-name="Standard">
      <style:text-properties officeooo:rsid="001cb23d" officeooo:paragraph-rsid="001cb23d"/>
    </style:style>
    <style:style style:name="P20" style:family="paragraph" style:parent-style-name="Standard">
      <style:text-properties officeooo:rsid="001ea6f3" officeooo:paragraph-rsid="001ea6f3"/>
    </style:style>
    <style:style style:name="P21" style:family="paragraph" style:parent-style-name="Standard">
      <style:text-properties officeooo:rsid="001f70f2" officeooo:paragraph-rsid="001f70f2"/>
    </style:style>
    <style:style style:name="P22" style:family="paragraph" style:parent-style-name="Standard">
      <style:text-properties officeooo:rsid="001fba9d" officeooo:paragraph-rsid="001fba9d"/>
    </style:style>
    <style:style style:name="P23" style:family="paragraph" style:parent-style-name="Standard">
      <style:text-properties officeooo:rsid="001fed25" officeooo:paragraph-rsid="001fed25"/>
    </style:style>
    <style:style style:name="P24" style:family="paragraph" style:parent-style-name="Standard">
      <style:text-properties officeooo:rsid="0021c9d7" officeooo:paragraph-rsid="0021c9d7"/>
    </style:style>
    <style:style style:name="T1" style:family="text">
      <style:text-properties officeooo:rsid="00052339"/>
    </style:style>
    <style:style style:name="T2" style:family="text">
      <style:text-properties officeooo:rsid="000827bc"/>
    </style:style>
    <style:style style:name="T3" style:family="text">
      <style:text-properties officeooo:rsid="00172358"/>
    </style:style>
    <style:style style:name="T4" style:family="text">
      <style:text-properties officeooo:rsid="001a5f13"/>
    </style:style>
    <style:style style:name="T5" style:family="text">
      <style:text-properties officeooo:rsid="001ea6f3"/>
    </style:style>
    <style:style style:name="T6" style:family="text">
      <style:text-properties officeooo:rsid="001efd92"/>
    </style:style>
    <style:style style:name="T7" style:family="text">
      <style:text-properties officeooo:rsid="001fba9d"/>
    </style:style>
    <style:style style:name="T8" style:family="text">
      <style:text-properties officeooo:rsid="00213d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Load Balancing</text:p>
      <text:p text:style-name="P1"/>
      <text:p text:style-name="P8">Problem Input: m identical machines, n jobs with ith job having processing time ti </text:p>
      <text:p text:style-name="P8"/>
      <text:p text:style-name="P8">Goal: Schedule jobs to computers such that </text:p>
      <text:list xml:id="list1084788012469030097" text:style-name="L5">
        <text:list-item>
          <text:p text:style-name="P11">Jobs run contiguously on a machine </text:p>
        </text:list-item>
        <text:list-item>
          <text:p text:style-name="P11">A machine processes only one job a time</text:p>
        </text:list-item>
        <text:list-item>
          <text:p text:style-name="P11">Makespan or maximum load on any machine is minimized</text:p>
        </text:list-item>
      </text:list>
      <text:p text:style-name="P1"/>
      <text:p text:style-name="P9">Definition Let A(i) be the set of jobs assigned to machine i. </text:p>
      <text:p text:style-name="P9">The load on i is Ti = <text:span text:style-name="T2">Summation of time of every job executed on i.</text:span></text:p>
      <text:p text:style-name="P9">The makespan of A is T = maxi Ti</text:p>
      <text:p text:style-name="P1"/>
      <text:p text:style-name="P1">Load Balancing is NP-Complete.</text:p>
      <text:p text:style-name="P1"/>
      <text:p text:style-name="P1"/>
      <text:p text:style-name="P10"><text:span text:style-name="T1">1. Greedy Algorithm</text:span></text:p>
      <text:p text:style-name="P3"/>
      <text:list xml:id="list528478713714698945" text:style-name="L4">
        <text:list-item>
          <text:p text:style-name="P4">Consider the jobs in some fixed order</text:p>
        </text:list-item>
        <text:list-item>
          <text:p text:style-name="P4">Assign job j to the machine with lowest load so far</text:p>
        </text:list-item>
      </text:list>
      <text:p text:style-name="P10"/>
      <text:p text:style-name="P10">Consider 6 jobs whose processing times is given as follows</text:p>
      <text:p text:style-name="P1"><text:s/>Jobs 1 2 3 4 5 6 </text:p>
      <text:p text:style-name="P1"><text:s text:c="6"/>ti 2 3 4 6 2 2 </text:p>
      <text:p text:style-name="P1"/>
      <text:p text:style-name="P12">1<text:tab/>job 1(2) - - job 4(6) - - - - - - <text:s/>: 8</text:p>
      <text:p text:style-name="P12">2<text:tab/>job 2(3) - - - job 5(2) - -<text:tab/>: 5</text:p>
      <text:p text:style-name="P12">3<text:tab/>job 3(4) - - - - job 6 (2) - - <text:tab/>: 6</text:p>
      <text:p text:style-name="P1"/>
      <text:p text:style-name="P1">The loads are: T1 = 8, T2 = 5, and T3 = 6. </text:p>
      <text:p text:style-name="P1">So makespan of schedule is 8</text:p>
      <text:p text:style-name="P1"/>
      <text:p text:style-name="P2">Is the greedy algorithm optimal?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Modified Greedy Sort the jobs in descending order of processing time, and process jobs using greedy algorithm</text:p>
      <text:p text:style-name="P2"/>
      <text:p text:style-name="P13">Consider 6 jobs whose processing times is given as follows</text:p>
      <text:p text:style-name="P13"><text:s/>Jobs 1 2 3 4 5 6 </text:p>
      <text:p text:style-name="P5"><text:s text:c="6"/>ti 2 3 4 6 2 2</text:p>
      <text:p text:style-name="P5"/>
      <text:p text:style-name="P5"><text:tab/><text:span text:style-name="T3">Jobs<text:tab/>4<text:tab/>3<text:tab/>2<text:tab/>1<text:tab/>5<text:tab/>6</text:span></text:p>
      <text:p text:style-name="P5"><text:tab/><text:span text:style-name="T3">time<text:tab/>6<text:tab/>4<text:tab/>3<text:tab/>2<text:tab/>2<text:tab/>2</text:span></text:p>
      <text:p text:style-name="P5"/>
      <text:p text:style-name="P14">Machine 1<text:tab/>J4 - - - - - -<text:tab/><text:tab/>: 6</text:p>
      <text:p text:style-name="P14">Machine 2<text:tab/>J3 - - - - J2 - -<text:tab/><text:tab/>: 6</text:p>
      <text:p text:style-name="P14">Machine 3 <text:tab/>J2 - - - J1 - - J3 - -<text:tab/>: 7</text:p>
      <text:p text:style-name="P14"/>
      <text:p text:style-name="P14">Makespan : 7</text:p>
      <text:p text:style-name="P14"/>
      <text:p text:style-name="P14"/>
      <text:p text:style-name="P6">Is the <text:span text:style-name="T4">modified </text:span>greedy algorithm <text:span text:style-name="T4">always </text:span>optimal? </text:p>
      <text:p text:style-name="P6"/>
      <text:p text:style-name="P21">Greedy algorithm :</text:p>
      <text:p text:style-name="P21"/>
      <text:p text:style-name="P15">Jobs<text:tab/>1<text:tab/>2<text:tab/>3<text:tab/>4<text:tab/>5<text:tab/>6<text:tab/>7<text:tab/>8<text:tab/>9</text:p>
      <text:p text:style-name="P17">Time<text:tab/>5<text:tab/>8<text:tab/>5<text:tab/>7<text:tab/>7<text:tab/>1<text:tab/>5<text:tab/>8<text:tab/>1</text:p>
      <text:p text:style-name="P17"/>
      <text:p text:style-name="P19">Machine 1<text:tab/><text:span text:style-name="T5">J1 - - - - - J4 - - - - - - - J8 - - - - - - - -<text:tab/>: 20</text:span></text:p>
      <text:p text:style-name="P19">Machine 2<text:tab/><text:span text:style-name="T5">J2 - - - - - - - - J6 – J7 - - - - -<text:tab/><text:tab/><text:tab/>: 14</text:span></text:p>
      <text:p text:style-name="P19">Machine 3<text:tab/><text:span text:style-name="T5">J3 - - - - - J3 - - - - - - - J9 - <text:tab/><text:tab/><text:tab/>: 13</text:span></text:p>
      <text:p text:style-name="P19"/>
      <text:p text:style-name="P20">Makespan : <text:span text:style-name="T6">20</text:span> </text:p>
      <text:p text:style-name="P20"/>
      <text:p text:style-name="P21">Modified greedy algorithm :</text:p>
      <text:p text:style-name="P21"/>
      <text:p text:style-name="P16">Jobs<text:tab/><text:span text:style-name="T7">2<text:tab/>8<text:tab/>4<text:tab/>5<text:tab/>1<text:tab/>3<text:tab/>7<text:tab/>6<text:tab/>9<text:tab/></text:span></text:p>
      <text:p text:style-name="P18">Time<text:tab/><text:span text:style-name="T7">8</text:span><text:tab/>8<text:tab/><text:span text:style-name="T7">7</text:span><text:tab/>7<text:tab/><text:span text:style-name="T7">5</text:span><text:tab/><text:span text:style-name="T7">5</text:span><text:tab/>5<text:tab/><text:span text:style-name="T7">1</text:span><text:tab/>1</text:p>
      <text:p text:style-name="P21"/>
      <text:p text:style-name="P22">Machine 1<text:tab/>J2 - - - - - - - - J1 - - - - - J7 - - - - -<text:tab/>: 18</text:p>
      <text:p text:style-name="P22">Machine 2<text:tab/>J8 - - - - - - - - J3 - - - - - J6 -<text:tab/><text:tab/>: 14</text:p>
      <text:p text:style-name="P22">Machine 3<text:tab/>J4 - - - - - - - J5 - - - - - - - J9 -<text:tab/>: 15</text:p>
      <text:p text:style-name="P22"/>
      <text:p text:style-name="P22">Makespan : 18</text:p>
      <text:p text:style-name="P22"/>
      <text:p text:style-name="P22"/>
      <text:p text:style-name="P23">Machine 1<text:tab/><text:span text:style-name="T8">5<text:tab/>5<text:tab/>7<text:tab/><text:tab/>: 17</text:span></text:p>
      <text:p text:style-name="P23">Machine 2<text:tab/><text:span text:style-name="T8">8<text:tab/>7<text:tab/>1<text:tab/>1<text:tab/>: 17</text:span></text:p>
      <text:p text:style-name="P23">Machine 3<text:tab/><text:span text:style-name="T8">8<text:tab/>5<text:tab/><text:tab/><text:tab/>: 13</text:span></text:p>
      <text:p text:style-name="P23"/>
      <text:p text:style-name="P24">Machine 1<text:tab/>8<text:tab/>7<text:tab/>1 : <text:tab/>16 </text:p>
      <text:p text:style-name="P24">Machine 2<text:tab/>8<text:tab/>7<text:tab/>1 <text:s/>:<text:tab/>16 </text:p>
      <text:p text:style-name="P24">Machine 3<text:tab/>5<text:tab/>5<text:tab/>5 <text:s/>:<text:tab/>15 </text:p>
      <text:p text:style-name="P24"/>
      <text:p text:style-name="P24"><text:soft-page-break/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5T14:26:52.604977536</meta:creation-date>
    <dc:date>2022-10-05T16:45:35.159506830</dc:date>
    <meta:editing-duration>PT2H17M30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3" meta:paragraph-count="53" meta:word-count="534" meta:character-count="1900" meta:non-whitespace-character-count="1375"/>
  </office:meta>
</office:document-meta>
</file>